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00mm/s</text:p>
          </table:table-cell>
          <table:table-cell office:value-type="string" calcext:value-type="string">
            <text:p>100mm/s</text:p>
          </table:table-cell>
          <table:table-cell office:value-type="string" calcext:value-type="string">
            <text:p>25mm/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52" calcext:value-type="float">
            <text:p>35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7" calcext:value-type="float">
            <text:p>44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53" calcext:value-type="float">
            <text:p>453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39" calcext:value-type="float">
            <text:p>439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18" calcext:value-type="float">
            <text:p>51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49" calcext:value-type="float">
            <text:p>349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32" calcext:value-type="float">
            <text:p>432</text:p>
          </table:table-cell>
          <table:table-cell office:value-type="float" office:value="399" calcext:value-type="float">
            <text:p>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25:39.691965736</meta:creation-date>
    <dc:date>2022-10-11T10:51:16.955909830</dc:date>
    <meta:editing-duration>PT25M38S</meta:editing-duration>
    <meta:editing-cycles>1</meta:editing-cycles>
    <meta:generator>LibreOffice/7.4.1.2$Linux_X86_64 LibreOffice_project/40$Build-2</meta:generator>
    <meta:document-statistic meta:table-count="1" meta:cell-count="24" meta:object-count="0"/>
  </office:meta>
</office:document-meta>
</file>